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L1">
      <style:paragraph-properties fo:text-align="justify" style:justify-single-word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Standard" style:list-style-name="L1">
      <style:paragraph-properties fo:text-align="justify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 style:list-style-name="L2">
      <style:paragraph-properties fo:text-align="justify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2a00ff"/>
    </style:style>
    <style:style style:name="T6" style:family="text">
      <style:text-properties fo:color="#3f7f5f"/>
    </style:style>
    <style:style style:name="T7" style:family="text">
      <style:text-properties fo:color="#3f7f5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mo Capítulo 4</text:p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1T13:00:25.29</meta:creation-date>
    <dc:date>2013-02-03T23:37:23.22</dc:date>
    <meta:editing-duration>PT00H09M37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1" meta:paragraph-count="1" meta:word-count="3" meta:character-count="17"/>
  </office:meta>
</office:document-meta>
</file>